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indent="0.4923in"/>
      <style:text-properties style:font-name="Arial"/>
    </style:style>
    <style:style style:name="T2" style:parent-style-name="Standardnípísmoodstavce" style:family="text">
      <style:text-properties style:font-name="Arial" style:text-underline-type="single" style:text-underline-style="solid" style:text-underline-width="auto" style:text-underline-mode="continuous"/>
    </style:style>
    <style:style style:name="T3" style:parent-style-name="Standardnípísmoodstavce" style:family="text">
      <style:text-properties style:font-name="Arial"/>
    </style:style>
    <style:style style:name="T4" style:parent-style-name="Standardnípísmoodstavce" style:family="text">
      <style:text-properties style:font-name="Arial"/>
    </style:style>
    <style:style style:name="T5" style:parent-style-name="Standardnípísmoodstavce" style:family="text">
      <style:text-properties style:font-name="Arial"/>
    </style:style>
    <style:style style:name="T6" style:parent-style-name="Standardnípísmoodstavce" style:family="text">
      <style:text-properties style:font-name="Arial"/>
    </style:style>
    <style:style style:name="T7" style:parent-style-name="Standardnípísmoodstavce" style:family="text">
      <style:text-properties style:font-name="Arial"/>
    </style:style>
    <style:style style:name="T8" style:parent-style-name="Standardnípísmoodstavce" style:family="text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T22" style:parent-style-name="Standardnípísmoodstavce" style:family="text">
      <style:text-properties style:font-name="Arial"/>
    </style:style>
  </office:automatic-styles>
  <office:body>
    <office:text text:use-soft-page-breaks="true">
      <text:p text:style-name="P1">Thank you for purchasing the “Rain Storm Effects” package!<text:line-break/></text:p>
      <text:p text:style-name="Standard"><text:span text:style-name="T2">Product Description</text:span><text:span text:style-name="T3"><text:line-break/></text:span><text:span text:style-name="T4">Realistic atmospheric heavy rain storm effect for PC, Mac, Console and other higher-end platforms that easily drops onto your existing camera setup.</text:span><text:span text:style-name="T5"><text:line-break/></text:span><text:span text:style-name="T6"><text:line-break/></text:span><text:span text:style-name="T7">Features:</text:span><text:span text:style-name="T8"><text:line-break/></text:span></text:p>
      <text:list text:style-name="LFO1" text:continue-numbering="true">
        <text:list-item>
          <text:p text:style-name="P9">Highly realistic rain storm effect.</text:p>
        </text:list-item>
        <text:list-item>
          <text:p text:style-name="P10">Particle collision with any surface, just drop it onto your camera and watch!</text:p>
        </text:list-item>
        <text:list-item>
          <text:p text:style-name="P11">Lightning effect with thunder sound effects.</text:p>
        </text:list-item>
        <text:list-item>
          <text:p text:style-name="P12">Wind particle system with wind sound effect.</text:p>
        </text:list-item>
        <text:list-item>
          <text:p text:style-name="P13">Atmospheric demo scene included to show rain storm effect to it's fulllest.</text:p>
        </text:list-item>
        <text:list-item>
          <text:p text:style-name="P14">Mist fog effect, generates around player tocreate more atmosphere.</text:p>
        </text:list-item>
      </text:list>
      <text:p text:style-name="P15"/>
      <text:p text:style-name="P16">Information<text:line-break/>Drop the existing “Rain Storm Parent” prefab onto your existing first person controller or use the “PC First Person Controller” prefab already setup. <text:s/>That's it, try walking around and see the effect get created around you and follow you. <text:s/>Also drop the “Wind Parent” prefab into your scene for a particle wind fog effect and sound effect. <text:s/>Drop the “Lightning Parent” prefab into the scene for a thunder and lightning effect.<text:line-break/><text:line-break/>To reduce the effect to improve frame rate for your project, click on the “Rain” object under “Rain Storm Parent” on your camera. <text:s/>Then click the Emission tab on the particle system in the inspector and lower the Rate count from 20,000 to what works for you. <text:s/>Also you can remove or turn off the “Mist Fog” effect to improve frame rate if it is an issue.</text:p>
      <text:p text:style-name="P17"/>
      <text:p text:style-name="P18">Note:</text:p>
      <text:p text:style-name="P19"/>
      <text:p text:style-name="P20">1. The “PC First Person Controller” prefab is for non-mobile platforms, to use this controller ensure that you are set to a non-mobile platform in the build settings and that on the “Mobile Input” window is set to Disable.</text:p>
      <text:p text:style-name="P21"/>
      <text:p text:style-name="Standard"><text:span text:style-name="T22">2. The included “Mobile First Person Controller” prefab is for mobile platforms, to use this controller ensure that you are set to a mobile platform in the build settings and that on the “Mobile Input” window is set to Ena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dpis3" style:display-name="Nadpis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style:font-name-complex="Mangal"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indra Wallach</dc:creator>
    <meta:creation-date>2014-05-29T12:06:00Z</meta:creation-date>
    <dc:date>2024-11-26T12:29:00Z</dc:date>
    <meta:template xlink:href="Normal.dotm" xlink:type="simple"/>
    <meta:editing-cycles>10</meta:editing-cycles>
    <meta:editing-duration>PT900S</meta:editing-duration>
    <meta:document-statistic meta:page-count="1" meta:paragraph-count="3" meta:word-count="267" meta:character-count="1840" meta:row-count="13" meta:non-whitespace-character-count="1576"/>
  </office:meta>
</office:document-meta>
</file>